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60.55pt"/>
    </style:style>
    <style:style style:name="co4" style:family="table-column">
      <style:table-column-properties fo:break-before="auto" style:column-width="132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office:value-type="string" calcext:value-type="string">
            <text:p>NO. OF CLIENTS</text:p>
          </table:table-cell>
          <table:table-cell office:value-type="string" calcext:value-type="string">
            <text:p>TIME TAKEN{ in nanosecs}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84" calcext:value-type="float">
            <text:p>5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11:59:40.473220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06:45:09.739862231</meta:creation-date>
    <dc:date>2020-02-23T12:00:28.123324619</dc:date>
    <meta:editing-duration>PT43M35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